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p text:style-name="Text_20_body">graph LR A{are o prop. x?} -- DA --&gt; B[folosește valoarea] A -- NU --&gt; C[caută în următorul obiect din lanț] C --&gt; D{are o prop. x?} D -- DA --&gt; E[folosește valoarea] D -- NU --&gt; F{mai sunt obj?} F -- NU --&gt; C F -- DA - global object --&gt; G[apare un Reference error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